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4165in" fo:margin-right="0in" fo:margin-top="0in" fo:margin-bottom="0.0402in" fo:text-indent="0in" style:auto-text-indent="false" style:writing-mode="lr-tb"/>
    </style:style>
    <style:style style:name="P29"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0"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style:font-name="verdana" fo:font-size="10pt" fo:font-style="italic" style:font-name-asian="verdana" style:font-style-asian="italic" style:font-name-complex="verdana" style:font-style-complex="italic"/>
    </style:style>
    <style:style style:name="T6" style:family="text">
      <style:text-properties fo:color="#000000" style:font-name="Times New Roman" fo:font-size="10pt" fo:font-style="italic" style:font-name-asian="verdana" style:font-style-asian="italic" style:font-name-complex="verdana"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orashon: The Musical</text:p>
      <text:p text:style-name="P20"/>
      <text:p text:style-name="P19">Overture</text:p>
      <text:p text:style-name="P19"/>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oft-page-break/><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3 years earlier</text:p>
      <text:p text:style-name="P9">Scene: piano bar</text:p>
      <text:p text:style-name="P8"><text:span text:style-name="T1">lots of ads and promos for something called "Starlite</text:span><text:span text:style-name="T3">tm</text:span><text:span text:style-name="T1">"</text:span> -- all coasters etc.  Ubik type ad copy</text:p>
      <text:p text:style-name="P8"><text:span text:style-name="T1">piano guy singing "Starlite</text:span><text:span text:style-name="T3">tm</text:span><text:span text:style-name="T1">"</text:span></text:p>
      <text:p text:style-name="P9"/>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3">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text:soft-page-break/>We told the Sun to stay away</text:p>
      <text:p text:style-name="P26"><text:span text:style-name="T1">We told him Starlite</text:span><text:span text:style-name="T3">tm</text:span><text:span text:style-name="T1"> was OK</text:span></text:p>
      <text:p text:style-name="P27"/>
      <text:p text:style-name="P27">Something is strange</text:p>
      <text:p text:style-name="P27">Something has changed</text:p>
      <text:p text:style-name="P26"><text:span text:style-name="T1">Starlite</text:span><text:span text:style-name="T3">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3">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3">tm</text:span><text:span text:style-name="T1"> we once new</text:span></text:p>
      <text:p text:style-name="P27"/>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3">tm</text:span><text:span text:style-name="T1"> was touching you &amp; I</text:span></text:p>
      <text:p text:style-name="P27"/>
      <text:p text:style-name="P27">Something is strange</text:p>
      <text:p text:style-name="P27">Something has changed</text:p>
      <text:p text:style-name="P26"><text:span text:style-name="T1">Starlite</text:span><text:span text:style-name="T3">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text:soft-page-break/>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oft-page-break/><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_Thisone: Is he a guy, or a band?  Or what?</text:p>
      <text:p text:style-name="P16">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text:soft-page-break/>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text:soft-page-break/>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Give it all to me"</text:p>
      <text:p text:style-name="P17"/>
      <text:p text:style-name="P23">Give it all to me</text:p>
      <text:p text:style-name="P23">Everything you s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Let it all go free</text:p>
      <text:p text:style-name="P23"><text:soft-page-break/>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What's inside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begets emergence.  But it's all theoretical.  There's never been any evidence that it could really exist.  Even though the grid has been online for 30 plus years, <text:soft-page-break/>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meme.</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text:soft-page-break/>_Thisone: I'm not pre-grid.  I'm not that old.</text:p>
      <text:p text:style-name="P16">_Annai: No, I don't mean biologically, that you're literally older than the grid.  That would be old.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4">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text:soft-page-break/>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text:soft-page-break/>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text:soft-page-break/>(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text:p>
      <text:p text:style-name="P19"/>
      <text:p text:style-name="P4">Sometimes</text:p>
      <text:p text:style-name="P4">You feel</text:p>
      <text:p text:style-name="P4">You need to make some changes to your lifestyle</text:p>
      <text:p text:style-name="P4">Sometimes</text:p>
      <text:p text:style-name="P4"><text:soft-page-break/>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Yes you hate it</text:p>
      <text:p text:style-name="P4">Oh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text:soft-page-break/>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text:soft-page-break/>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text:soft-page-break/></text:p>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text:soft-page-break/>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text:soft-page-break/>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text:soft-page-break/>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text:soft-page-break/>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text:soft-page-break/>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text:soft-page-break/>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text:soft-page-break/>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text:soft-page-break/>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oft-page-break/><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text:soft-page-break/>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text:soft-page-break/>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5">    </text:span><text:span text:style-name="T6">(Like, “Am I Real?”)</text:span></text:p>
      <text:p text:style-name="P23">Devious schemes</text:p>
      <text:p text:style-name="P23">Dressed up like innocent dreams</text:p>
      <text:p text:style-name="P22"><text:span text:style-name="T5">    </text:span><text:span text:style-name="T6">(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text:soft-page-break/></text:p>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text:soft-page-break/>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text:soft-page-break/>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text:soft-page-break/>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text:soft-page-break/>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text:soft-page-break/>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text:soft-page-break/>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text:soft-page-break/>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text:soft-page-break/>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text:soft-page-break/>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4">not</text:span> good, and I'm just saying you should keep your guard up for that.  (more boos; "who are you?"  "Where is Morashon?" "Just play the fucking song", etc.  The crowd starts to thin as people wander off or port out.)</text:p>
      <text:p text:style-name="P16"/>
      <text:p text:style-name="P16"><text:soft-page-break/>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oft-page-break/><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text:soft-page-break/></text:p>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text:soft-page-break/>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oft-page-break/><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text:soft-page-break/>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Music: Ballad of Morashon</text:p>
      <text:p text:style-name="P15"><text:soft-page-break/>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text:soft-page-break/>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21</meta:editing-cycles>
    <dc:date>2012-05-20T23:06:50</dc:date>
    <meta:editing-duration>PT1H16M59S</meta:editing-duration>
    <meta:document-statistic meta:table-count="0" meta:image-count="0" meta:object-count="0" meta:page-count="46" meta:paragraph-count="1752" meta:word-count="19116" meta:character-count="106844"/>
  </office:meta>
</office:document-meta>
</file>